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text-properties fo:font-size="18pt" style:font-size-asian="18pt" style:font-size-complex="18pt" fo:language="en" fo:country="GB"/>
    </style:style>
    <style:style style:name="P4" style:parent-style-name="Normal" style:family="paragraph">
      <style:paragraph-properties fo:text-align="end"/>
      <style:text-properties fo:language="en" fo:country="GB"/>
    </style:style>
    <style:style style:name="P5" style:parent-style-name="Normal" style:family="paragraph">
      <style:paragraph-properties fo:text-align="end"/>
      <style:text-properties fo:language="en" fo:country="GB"/>
    </style:style>
    <style:style style:name="P6" style:parent-style-name="Normal" style:family="paragraph">
      <style:paragraph-properties fo:text-align="end"/>
      <style:text-properties fo:language="en" fo:country="GB"/>
    </style:style>
    <style:style style:name="P7" style:parent-style-name="Normal" style:family="paragraph">
      <style:paragraph-properties fo:text-align="justify" fo:margin-bottom="0in"/>
    </style:style>
    <style:style style:name="T8" style:parent-style-name="Policepardéfaut" style:family="text">
      <style:text-properties fo:language="en" fo:country="GB"/>
    </style:style>
    <style:style style:name="T9" style:parent-style-name="Policepardéfaut" style:family="text">
      <style:text-properties fo:language="en" fo:country="GB"/>
    </style:style>
    <style:style style:name="T10" style:parent-style-name="Policepardéfaut" style:family="text">
      <style:text-properties fo:color="#002060" style:text-underline-type="single" style:text-underline-style="solid" style:text-underline-width="auto" style:text-underline-mode="continuous" fo:language="en" fo:country="GB"/>
    </style:style>
    <style:style style:name="T11" style:parent-style-name="Policepardéfaut" style:family="text">
      <style:text-properties fo:language="en" fo:country="GB"/>
    </style:style>
    <style:style style:name="T12" style:parent-style-name="Policepardéfaut" style:family="text">
      <style:text-properties style:text-position="super 63.6%" fo:language="en" fo:country="GB"/>
    </style:style>
    <style:style style:name="T13" style:parent-style-name="Policepardéfaut" style:family="text">
      <style:text-properties fo:language="en" fo:country="GB"/>
    </style:style>
    <style:style style:name="T14" style:parent-style-name="Policepardéfaut" style:family="text">
      <style:text-properties style:text-position="super 63.6%" fo:language="en" fo:country="GB"/>
    </style:style>
    <style:style style:name="T15" style:parent-style-name="Policepardéfaut" style:family="text">
      <style:text-properties fo:language="en" fo:country="GB"/>
    </style:style>
    <style:style style:name="T16" style:parent-style-name="Policepardéfaut" style:family="text">
      <style:text-properties style:text-position="super 63.6%" fo:language="en" fo:country="GB"/>
    </style:style>
    <style:style style:name="P17" style:parent-style-name="Normal" style:family="paragraph">
      <style:paragraph-properties fo:text-align="justify" fo:margin-bottom="0in"/>
      <style:text-properties fo:language="en" fo:country="GB"/>
    </style:style>
    <style:style style:name="P18" style:parent-style-name="Normal" style:family="paragraph">
      <style:paragraph-properties fo:text-align="justify" fo:margin-bottom="0in"/>
      <style:text-properties fo:language="en" fo:country="GB"/>
    </style:style>
    <style:style style:name="P19" style:parent-style-name="Normal" style:family="paragraph">
      <style:paragraph-properties fo:text-align="justify" fo:margin-bottom="0in"/>
      <style:text-properties fo:language="en" fo:country="GB"/>
    </style:style>
    <style:style style:name="P20" style:parent-style-name="Normal" style:family="paragraph">
      <style:paragraph-properties fo:text-align="justify" fo:margin-bottom="0in"/>
      <style:text-properties fo:language="en" fo:country="GB"/>
    </style:style>
    <style:style style:name="P21" style:parent-style-name="Normal" style:family="paragraph">
      <style:paragraph-properties fo:text-align="justify" fo:margin-bottom="0in"/>
      <style:text-properties fo:language="en" fo:country="GB"/>
    </style:style>
    <style:style style:name="P22" style:parent-style-name="Normal" style:family="paragraph">
      <style:paragraph-properties fo:text-align="justify" fo:margin-bottom="0in"/>
      <style:text-properties fo:language="en" fo:country="GB"/>
    </style:style>
    <style:style style:name="P23" style:parent-style-name="Normal" style:family="paragraph">
      <style:paragraph-properties fo:text-align="justify" fo:margin-bottom="0in"/>
      <style:text-properties fo:language="en" fo:country="GB"/>
    </style:style>
    <style:style style:name="P24" style:parent-style-name="Normal" style:family="paragraph">
      <style:paragraph-properties fo:text-align="justify" fo:margin-bottom="0in"/>
      <style:text-properties fo:language="en" fo:country="GB"/>
    </style:style>
    <style:style style:name="P25" style:parent-style-name="Normal" style:family="paragraph">
      <style:paragraph-properties fo:text-align="justify" fo:margin-bottom="0in"/>
      <style:text-properties fo:language="en" fo:country="GB"/>
    </style:style>
    <style:style style:name="P26" style:parent-style-name="Normal" style:family="paragraph">
      <style:paragraph-properties fo:text-align="justify" fo:margin-bottom="0in"/>
      <style:text-properties fo:language="en" fo:country="GB"/>
    </style:style>
    <style:style style:name="P27" style:parent-style-name="Normal" style:family="paragraph">
      <style:paragraph-properties fo:text-align="justify" fo:margin-bottom="0in"/>
      <style:text-properties fo:language="en" fo:country="GB"/>
    </style:style>
    <style:style style:name="P28" style:parent-style-name="Normal" style:family="paragraph">
      <style:paragraph-properties fo:text-align="justify" fo:margin-bottom="0in"/>
      <style:text-properties fo:language="en" fo:country="GB"/>
    </style:style>
    <style:style style:name="P29" style:parent-style-name="Normal" style:family="paragraph">
      <style:paragraph-properties fo:text-align="justify" fo:margin-bottom="0in"/>
      <style:text-properties fo:language="en" fo:country="GB"/>
    </style:style>
  </office:automatic-styles>
  <office:body>
    <office:text text:use-soft-page-breaks="true">
      <text:p text:style-name="P1">Creativity, informality:<text:s/>The Danish teaching style</text:p>
      <text:p text:style-name="P4"/>
      <text:p text:style-name="P5">Sana DEIRI, 13/02/2022</text:p>
      <text:p text:style-name="P6"/>
      <text:p text:style-name="P7"><text:span text:style-name="T8">Denmark is known for its remarkable teaching style. Indeed, the Danish educational system is considered as one of the bests in the world.<text:s/></text:span><text:span text:style-name="T9">According to<text:s/></text:span><text:span text:style-name="T10">studyindenmark.dk</text:span><text:span text:style-name="T11">, “Denmark has the 3rd best higher education system in the world”; the 1</text:span><text:span text:style-name="T12">st</text:span><text:span text:style-name="T13"><text:s/>one being the United States and the 2</text:span><text:span text:style-name="T14">nd</text:span><text:span text:style-name="T15"><text:s/>being Switzerland.<text:s/></text:span><text:span text:style-name="T16">1</text:span></text:p>
      <text:p text:style-name="P17">In this article, we will talk about the teaching style in VIA University College, a university specialized in various professional areas with 8 campuses in the central region of Denmark.<text:s/></text:p>
      <text:p text:style-name="P18"/>
      <text:p text:style-name="P19">We started with the first course in VIA the last Tuesday, we hadn’t had a lot of courses till now. However, I can already say that in VIA, and in most of universities, the teaching methodologies depends on the subject and vary from one discipline to another. For instance, for the subject ‘Project Management’, the class was similar to a traditional lecture. The teacher used many PowerPoint presentations as visual supports, and he spoke during the majority of the class. This is probably due to the nature of this subject: In project management the theory is very important. There were, of course, some interactions with the students: remarks, questions, and enquiries.<text:s/></text:p>
      <text:p text:style-name="P20"/>
      <text:p text:style-name="P21">Now if we talk about other subjects more related to Information Technology, we will say that in this kind of subjects where the practice is very important, the teacher let students practice more and be autonomous. During ‘No-SQL Versus Relational databases’ course, the teacher talked during the first 30 minutes using his PowerPoint as a visual support, then he presented to us the assignment that we must hand in for the next week and let us work in autonomy, so that we are responsible for managing our time.<text:s/></text:p>
      <text:p text:style-name="P22">That’s why we can say that each course requires a specific teaching methodology.</text:p>
      <text:p text:style-name="P23"/>
      <text:p text:style-name="P24">In general, in a practical point of view, the courses at VIA were similar to the courses at ESAIP in France in terms of organisation. Indeed, the rate of courses is quite moderate; the classroom configuration were in rows. The light difference is that at VIA students bring their own computer however at ESAIP we have the possibility to use the school’s computers as well.</text:p>
      <text:p text:style-name="P25"/>
      <text:p text:style-name="P26">In Denmark, teaching methodologies has some<text:s/>common points that make the Danish educational system one of the best in the world. The first one is creativity. For example, at the beginning of Project Management class, the teacher put some music to clear the air and lighten the mood.</text:p>
      <text:p text:style-name="P27">The second one is<text:s/>the informal learning environment, the relation between students and teacher are kind of casual comparing to France. We were able to see that in ‘Web Engineering Processes’ course.<text:s/></text:p>
      <text:p text:style-name="P28">That informality is probably what makes Danish educational system special.</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list-style-name="LFO1" style:family="paragraph"/>
    <style:style style:name="T3" style:parent-style-name="Lienhypertexte" style:family="text">
      <style:text-properties fo:language="en" fo:country="GB"/>
    </style:style>
  </office:automatic-styles>
  <office:master-styles>
    <style:master-page style:name="MP0" style:page-layout-name="PL0">
      <style:footer>
        <text:list text:style-name="LFO1" text:continue-numbering="true">
          <text:list-item>
            <text:p text:style-name="P2"><text:a xlink:href="https://studyindenmark.dk/news/denmark-has-the-third-best-higher-education-system-in-the-world" office:target-frame-name="_top" xlink:show="replace"><text:span text:style-name="T3">Denmark has the 3rd. best Higher Education System in the World — Study in Denmark</text:span></text:a></text:p>
          </text:list-item>
        </text:li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IRI Sana</meta:initial-creator>
    <dc:creator>DEIRI Sana</dc:creator>
    <meta:creation-date>2022-02-12T18:39:00Z</meta:creation-date>
    <dc:date>2022-02-13T13:10:00Z</dc:date>
    <meta:template xlink:href="Normal.dotm" xlink:type="simple"/>
    <meta:editing-cycles>7</meta:editing-cycles>
    <meta:editing-duration>PT2400S</meta:editing-duration>
    <meta:document-statistic meta:page-count="1" meta:paragraph-count="5" meta:word-count="426" meta:character-count="2765" meta:row-count="19" meta:non-whitespace-character-count="2344"/>
  </office:meta>
</office:document-meta>
</file>